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5" style:family="paragraph" style:parent-style-name="Heading_20_3">
      <style:paragraph-properties fo:text-align="start" style:justify-single-word="false"/>
      <style:text-properties style:font-name="Hiragino Kaku Gothic ProN W3" fo:font-size="12pt"/>
    </style:style>
    <style:style style:name="P6" style:family="paragraph" style:parent-style-name="Heading_20_3">
      <style:paragraph-properties fo:text-align="start" style:justify-single-word="false"/>
      <style:text-properties style:font-name="Hiragino Kaku Gothic ProN W3" fo:font-size="10pt" fo:language="es" fo:country="ES" fo:font-weight="bold" style:font-size-asian="10pt" style:font-size-complex="10pt"/>
    </style:style>
    <style:style style:name="P7" style:family="paragraph" style:parent-style-name="Standard">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8" style:family="paragraph" style:parent-style-name="Text_20_body">
      <style:paragraph-properties fo:text-align="start" style:justify-single-word="false" fo:orphans="2" fo:widows="2"/>
    </style:style>
    <style:style style:name="P9"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0"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1"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4"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P15" style:family="paragraph" style:parent-style-name="Text_20_body">
      <style:paragraph-properties fo:text-align="justify" style:justify-single-word="false" fo:orphans="2" fo:widows="2"/>
      <style:text-properties style:font-name="Hiragino Kaku Gothic ProN W3" fo:font-size="12pt" fo:language="es" fo:country="ES" style:font-size-asian="12pt" style:font-size-complex="12pt"/>
    </style:style>
    <style:style style:name="P16" style:family="paragraph" style:parent-style-name="Text_20_body">
      <style:paragraph-properties fo:text-align="justify" style:justify-single-word="false"/>
      <style:text-properties fo:font-variant="normal" fo:text-transform="none" fo:color="#000000" style:font-name="Hiragino Kaku Gothic ProN W3" fo:font-size="10pt" fo:letter-spacing="normal" fo:language="es" fo:country="ES" fo:font-style="normal" fo:font-weight="bold" style:font-size-asian="10pt" style:font-weight-asian="bold" style:font-size-complex="10pt" style:font-weight-complex="bold"/>
    </style:style>
    <style:style style:name="P17" style:family="paragraph" style:parent-style-name="Text_20_body">
      <style:paragraph-properties fo:text-align="justify"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8" style:family="paragraph" style:parent-style-name="Text_20_body">
      <style:paragraph-properties fo:text-align="justify"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19"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T1" style:family="text">
      <style:text-properties fo:font-variant="normal" fo:text-transform="none"/>
    </style:style>
    <style:style style:name="T2" style:family="text">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6" style:family="text">
      <style:text-properties fo:font-variant="normal" fo:text-transform="none" fo:color="#000000" fo:letter-spacing="normal" fo:font-style="italic" fo:font-weight="normal" style:font-style-asian="italic" style:font-style-complex="italic"/>
    </style:style>
    <style:style style:name="T7"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fo:font-size="10pt" fo:letter-spacing="normal" fo:font-style="normal" fo:font-weight="normal" style:font-size-asian="10pt" style:font-size-complex="10pt"/>
    </style:style>
    <style:style style:name="T9"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10"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fo:color="#000000" fo:font-size="10pt" fo:letter-spacing="normal" fo:language="es" fo:country="ES" fo:font-style="normal" fo:font-weight="normal" style:font-size-asian="10pt" style:font-size-complex="10pt"/>
    </style:style>
    <style:style style:name="T12" style:family="text">
      <style:text-properties fo:font-variant="normal" fo:text-transform="none" fo:color="#000000" fo:font-size="10pt" fo:letter-spacing="normal" fo:language="es" fo:country="ES" fo:font-style="italic" fo:font-weight="normal" style:font-size-asian="10pt" style:font-style-asian="italic" style:font-size-complex="10pt" style:font-style-complex="italic"/>
    </style:style>
    <style:style style:name="T13" style:family="text">
      <style:text-properties fo:font-variant="normal" fo:text-transform="none" fo:color="#003ea8" style:font-name="Hiragino Kaku Gothic ProN W3" fo:font-size="10pt" fo:letter-spacing="normal" fo:language="es" fo:country="ES" fo:font-style="normal" fo:font-weight="normal" style:font-size-asian="10pt" style:font-size-complex="10pt"/>
    </style:style>
    <style:style style:name="T14" style:family="text">
      <style:text-properties fo:language="es" fo:country="ES" style:font-size-asian="12pt" style:font-size-complex="12pt"/>
    </style:style>
    <style:style style:name="T15" style:family="text">
      <style:text-properties style:font-weight-asian="bold" style:font-weight-complex="bold"/>
    </style:style>
    <style:style style:name="T16" style:family="text">
      <style:text-properties fo:font-style="italic" fo:font-weight="normal" style:font-style-asian="italic" style:font-weight-asian="normal" style:font-style-complex="italic" style:font-weight-complex="bold"/>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style:font-style-asian="normal" style:font-weight-asian="normal" style:font-style-complex="normal" style:font-weight-complex="normal"/>
    </style:style>
    <style:style style:name="T20" style:family="text">
      <style:text-properties fo:font-size="12pt" fo:font-weight="normal" style:font-size-asian="12pt" style:font-weight-asian="normal" style:font-size-complex="12pt" style:font-weight-complex="bold"/>
    </style:style>
    <style:style style:name="T21" style:family="text">
      <style:text-properties fo:font-size="12pt" style:font-size-asian="12pt" style:font-weight-asian="bold" style:font-size-complex="12pt" style:font-weight-complex="bold"/>
    </style:style>
    <style:style style:name="T22" style:family="text">
      <style:text-properties fo:font-size="12pt" style:font-size-asian="12pt" style:font-style-asian="normal" style:font-size-complex="12pt" style:font-style-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style="italic" style:font-size-asian="12pt" style:font-style-asian="italic" style:font-weight-asian="bold" style:font-size-complex="12pt" style:font-style-complex="italic" style:font-weight-complex="bold"/>
    </style:style>
    <style:style style:name="T25" style:family="text">
      <style:text-properties fo:font-size="10pt" fo:font-weight="normal" style:font-size-asian="10pt" style:font-style-asian="normal" style:font-weight-asian="normal" style:font-size-complex="10pt" style:font-style-complex="normal" style:font-weight-complex="normal"/>
    </style:style>
    <style:style style:name="T26" style:family="text">
      <style:text-properties fo:font-size="10pt" fo:font-weight="normal" style:font-size-asian="10pt" style:font-size-complex="10pt"/>
    </style:style>
    <style:style style:name="T27" style:family="text">
      <style:text-properties style:font-style-asian="normal" style:font-style-complex="normal"/>
    </style:style>
    <style:style style:name="T28" style:family="text">
      <style:text-properties fo:color="#000000"/>
    </style:style>
    <style:style style:name="T29" style:family="text">
      <style:text-properties fo:letter-spacing="normal"/>
    </style:style>
    <style:style style:name="T30" style:family="text">
      <style:text-properties fo:font-style="normal"/>
    </style:style>
    <style:style style:name="T31" style:family="text">
      <style:text-properties fo:font-weight="bold"/>
    </style:style>
    <style:style style:name="T3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uía de traducciones del manual <text:line-break/>de PHP.net al Castellano<text:line-break/>FASE 2</text:h>
      <text:h text:style-name="P6" text:outline-level="3"><text:span text:style-name="T21">¿Cómo conseguir tu cuenta VCS/SVN?</text:span><text:span text:style-name="T15"><text:line-break/></text:span><text:span text:style-name="T3">1. Date de alta en la lista de correo PHPDOC mediante: </text:span><text:a xlink:type="simple" xlink:href="mailto:phpdoc-subscribe@lists.php.net">phpdoc-subscribe@lists.php.net</text:a><text:span text:style-name="T3"><text:line-break/>2. Rellena el formulario en: </text:span><text:a xlink:type="simple" xlink:href="http://www.php.net/svn-php.php">http://www.php.net/svn-php.php</text:a><text:span text:style-name="T3"><text:line-break/> <text:s text:c="3"/>- Desactiva todas las casillas: 'For what purpose do you require a SVN account'<text:line-break/> <text:s text:c="3"/>- En este campo: If your intended purpose is not in the list, please state it here<text:line-break/> <text:s text:c="3"/>- Escribe algo parecido a : </text:span><text:span text:style-name="T6">I would like to have an SVN account to help with the Spanish<text:line-break/> <text:s text:c="5"/>translation of the PHP Manual</text:span><text:span text:style-name="T3">. Importante: Debes mencionar que vienes de parte del usuario<text:line-break/> <text:s text:c="5"/>'yago' .</text:span></text:h>
      <text:p text:style-name="P9"><text:s text:c="4"/>- En el campo: Type of initial karma (who to send this request to): <text:line-break/> <text:s text:c="3"/>Debes seleccionar: Doc Group<text:line-break/>3. Si todo ha ido bien recibirás un E-Mail con el asunto:<text:line-break/> <text:s text:c="2"/>[PHP-DOC] SVN account request: "tu-usuario" <text:line-break/>4. Los de PHP.net se pondrán en contacto conmigo para preguntar si pueden activar este usuario y yo les contestaré :)<text:line-break/></text:p>
      <text:p text:style-name="P9"><text:span text:style-name="T23">¿Cómo añadir mi nombre en la lista de traductores?</text:span><text:line-break/>Menú de la izquierda → Todos los ficheros → Repositorio → Es → clic en “translation.xml”<text:line-break/>Añade tu nombre, alias y cuenta de correo en la sección &lt;translators&gt;&lt;/translators&gt;<text:line-break/></text:p>
      <text:p text:style-name="P13"><text:span text:style-name="T21">¿Cómo mover los ficheros desde tu cuenta </text:span><text:span text:style-name="T24">anonymous</text:span><text:span text:style-name="T21"> a tu cuenta VCS/SVN?</text:span><text:span text:style-name="T20"><text:line-break/></text:span><text:span text:style-name="T18">Accede con tu nueva cuenta a </text:span><text:a xlink:type="simple" xlink:href="http://edit.php.net/"><text:span text:style-name="T18">http://edit.php.net/</text:span></text:a><text:span text:style-name="T18">. Ve al menú de la izquierda → y busca tu usuario </text:span><text:span text:style-name="T16">Anonymous # </text:span><text:span text:style-name="T19">abre uno por uno los ficheros que habías traducido y haz un “touch” (borra cualquier cosa, guarda el fichero. Vuelve a abrir el fichero y deshaz lo que has borrado). Los ficheros pasarán a estar bajo tu cuenta de usuario preparados para ser enviados al repositorio.<text:line-break/></text:span></text:p>
      <text:p text:style-name="P16"><text:span text:style-name="T22">¿Cómo enviar ficheros al repositorio con tu nueva cuenta? </text:span></text:p>
      <text:p text:style-name="P16"><text:span text:style-name="T19">Busca cualquier fichero bajo tu usuario, clic derecho → validar → todos los ficheros modificados por mi. Aparecerá una caja de diálogo para escribir un comentario sobre los cambios que estás efectuando. Haz clic en “Enviar” y los ficheros serán enviados al repositorio. Un E-Mail será enviado a la lista de correo.</text:span></text:p>
      <text:p text:style-name="P11"/>
      <text:p text:style-name="P7"><text:soft-page-break/><text:line-break/><text:line-break/>NORMATIVA </text:p>
      <text:p text:style-name="P19"><text:span text:style-name="T27">Revisión de ficheros.</text:span></text:p>
      <text:p text:style-name="P18"><text:span text:style-name="T25">Las traducciones solo se revisan antes de conseguir tu cuenta VCS. Una vez tu cuenta ya esté aprobada confiamos en tu habilidades para que los ficheros que traduzcas estén traducidos correctamente. Si tienes dudas haz tus preguntas en la lista de correo. Recuerda revisar el mini-diccionario localizado en: http://svn.php.net/repository/phpdoc/es/trunk/diccionario.txt<text:line-break/></text:span></text:p>
      <text:p text:style-name="P14"><text:span text:style-name="T5">Traducción de ficheros nuevos.</text:span></text:p>
      <text:p text:style-name="P15"><text:span text:style-name="T4">E</text:span><text:span text:style-name="T7">mpezar por ficheros pequeños te resultará más fácil y satisfactorio. No hay que seguir un orden puedes traducir los ficheros que quieras. Es obligatorio indicar el </text:span><text:span text:style-name="T9">Maintainer</text:span><text:span text:style-name="T7">: tu Alias y el <text:line-break/></text:span><text:span text:style-name="T9">EN-Revision</text:span><text:span text:style-name="T7">: número de la revisión en Inglés que has traducido. No te confundas con el número de revisión del fichero en Castellano, hay que poner el de la versión en Inglés.<text:line-break/></text:span><text:span text:style-name="T4"><text:line-break/>Actualización de ficheros.</text:span></text:p>
      <text:p text:style-name="P15"><text:span text:style-name="T7">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estar actualizado y el mérito debe ser reconocido. Por lo tanto, eso significa que en la etiqueta: </text:span><text:span text:style-name="T9">&lt;!-- EN-Revision: x Maintainer: x Status: ready --&gt;</text:span><text:span text:style-name="T7"> cambiaremos el </text:span><text:span text:style-name="T9">Maintainer</text:span><text:span text:style-name="T7">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9">EN-Revision</text:span><text:span text:style-name="T7"> de la versión en Inglés.<text:line-break/></text:span><text:span text:style-name="T5"> </text:span><text:span text:style-name="T7"><text:line-break/></text:span><text:span text:style-name="T5">Ficheros olvidados o parcialmente traducidos.</text:span></text:p>
      <text:p text:style-name="P15"><text:span text:style-name="T7">Los ficheros que han sido olvidados en cuentas de usuario </text:span><text:span text:style-name="T9">anonymous</text:span><text:span text:style-name="T7"> o ”como parche” con la fecha anterior a 30 días, pueden ser adoptados por cualquier traductor con cuenta SVN e incorporados en el repositorio bajo su cuenta ya que el editor original abandonó el fichero.<text:line-break/><text:line-break/><text:line-break/><text:line-break/><text:line-break/><text:line-break/><text:line-break/><text:line-break/><text:line-break/></text:span><text:soft-page-break/><text:span text:style-name="T7"><text:line-break/></text:span><text:line-break/><text:span text:style-name="T32">ANEXO</text:span><text:line-break/><text:span text:style-name="T8">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10">commit</text:span><text:span text:style-name="T8"> que se realice para asegurarse de que todo irá bien antes de ser publicado de forma online en la web de php.net. Adjunto también información de como hacerlo.</text:span></text:p>
      <text:h text:style-name="P4" text:outline-level="3">Comandos de SVN <text:line-break/><text:span text:style-name="T8">Básicamente necesitas cuatro comandos:<text:line-break/>svn checkout. Descarga todo el contenido de una URL.<text:line-break/>svn update. Descarga los últimos ficheros que han cambiado en el repositorio.<text:line-break/>svn add. Añade un determinado fichero o directorio en el repositorio.<text:line-break/>svn commit. Envía el fichero directo al repositorio. Es obligatorio el parámetro –-message.</text:span></text:h>
      <text:h text:style-name="P5" text:outline-level="3"><text:span text:style-name="T14">¿Cómo 'compilar' la traducción en GNU/Linux?<text:line-break/></text:span><text:span text:style-name="T11">Crea el directorio 'www' como root en la raíz:<text:line-break/>su <text:line-break/>cd /<text:line-break/>mkdir www; <text:line-break/>cd /www/;<text:line-break/>svn checkout </text:span><text:a xlink:type="simple" xlink:href="http://svn.php.net/repository/phpdoc/es/trunk/"><text:span text:style-name="T8">http://svn.php.net/repository/phpdoc/es/trunk/</text:span></text:a><text:span text:style-name="T11"> es<text:line-break/>svn checkout </text:span><text:a xlink:type="simple" xlink:href="http://svn.php.net/repository/phpdoc/en/trunk/"><text:span text:style-name="T8">http://svn.php.net/repository/phpdoc/en/trunk/</text:span></text:a><text:span text:style-name="T11"> en<text:line-break/>svn checkout </text:span><text:a xlink:type="simple" xlink:href="http://svn.php.net/repository/phpdoc/doc-base/trunk/"><text:span text:style-name="T8">http://svn.php.net/repository/phpdoc/doc-base/trunk/</text:span></text:a><text:span text:style-name="T11"> doc-base<text:line-break/>cd doc-base<text:line-break/>su -c 'php configure.php with-lang=es'<text:line-break/>Si aparece el siguiente mensaje: </text:span><text:span text:style-name="T12">All good. Saving .manual.xml... done</text:span><text:span text:style-name="T11">. Significa que todo ha ido bien, si aparece un error por favor trata de solucionar el problema y si no lo consigues envía un E-mail a la lista de correo para que lo podamos solucionar o si no la traducción no compilará. </text:span></text:h>
      <text:p text:style-name="P14">Software recomendado para GNU/Linux.<text:line-break/><text:span text:style-name="T8">Editor de código..: Kate (kde gui), Gedit (gnome gui)<text:line-break/>Cliente SVN.........: svn (consola), rapidSVN (gui)<text:line-break/>Comparador........: meld (gui)</text:span></text:p>
      <text:h text:style-name="P4" text:outline-level="3">¿Cómo 'compilar' la traducción en Windows XP/Vista/7?</text:h>
      <text:p text:style-name="P10">Suponiendo que tengas instalado TortoiseSVN normalmente y PHP 5.x en c:\php\ <text:line-break/>1. Abre el Explorador de Windows. <text:line-break/><text:soft-page-break/>2. Crea la carpeta c:\doc\ <text:line-break/>3. Dentro de c:\doc\, haz clic derecho SVN Checkout. <text:line-break/> <text:s text:c="3"/>- URL of repository: http://svn.php.net/repository/phpdoc/es/trunk/ <text:line-break/> <text:s text:c="3"/>- Checkout directory: C:\doc\es\ <text:line-break/>4. Otra vez dentro de c:\doc\, clic derecho, SVN Checkout. <text:line-break/> <text:s text:c="3"/>- URL of repository: http://svn.php.net/repository/phpdoc/en/trunk/ <text:line-break/> <text:s text:c="3"/>- Checkout directory: C:\doc\en\ </text:p>
      <text:p text:style-name="P10">5. Otra vez dentro de c:\doc\, clic derecho, SVN Checkout.<text:line-break/> <text:s text:c="3"/>- URL of repository: http://svn.php.net/repository/phpdoc/doc-base/trunk/ <text:line-break/> <text:s text:c="3"/>- Checkout directory: C:\doc\doc-base\ </text:p>
      <text:p text:style-name="P10">6. Desde la consola ejecuta: <text:line-break/>c:\php\php c:\doc\doc-base\configure.php --with-php=c:\php\php.exe –with-lang=es<text:line-break/>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4" text:outline-level="3">Software recomendado para Windows XP/Vista/7.</text:h>
      <text:p text:style-name="P8"><text:span text:style-name="T2">Cliente SVN........: TortoiseSVN </text:span><text:a xlink:type="simple" xlink:href="http://tortoisesvn.net/downloads">http://tortoisesvn.net/downloads</text:a><text:span text:style-name="T13"><text:line-break/></text:span><text:span text:style-name="T2">Editor de Código.: Notepad++ </text:span><text:a xlink:type="simple" xlink:href="http://sourceforge.net/projects/notepad-plus/files/">http://sourceforge.net/projects/notepad-plus/files/</text:a><text:span text:style-name="T13"><text:line-break/></text:span><text:span text:style-name="T2">Comparador........: WinMerge </text:span><text:a xlink:type="simple" xlink:href="http://winmerge.org/"><text:span text:style-name="T13">http://winmerge.org/</text:span></text:a></text:p>
      <text:h text:style-name="P4" text:outline-level="3">Recomendaciones para Notepad++.</text:h>
      <text:p text:style-name="P10">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4" text:outline-level="3">¿Cómo convertir fichero de ANSI a UTF-8 <text:span text:style-name="T17">without BOM</text:span> en Notepad++?</text:h>
      <text:p text:style-name="P17">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23:00:39</dc:date>
    <meta:editing-duration>PT09H50M56S</meta:editing-duration>
    <meta:editing-cycles>136</meta:editing-cycles>
    <meta:generator>OpenOffice.org/3.2$Unix OpenOffice.org_project/320m18$Build-9502</meta:generator>
    <meta:document-statistic meta:table-count="0" meta:image-count="0" meta:object-count="0" meta:page-count="4" meta:paragraph-count="29" meta:word-count="1183" meta:character-count="7758"/>
  </office:meta>
</office:document-meta>
</file>